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lama" svg:font-family="Flama, 'Open Sans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ce8" officeooo:paragraph-rsid="0009bce8"/>
    </style:style>
    <style:style style:name="P2" style:family="paragraph" style:parent-style-name="Standard">
      <style:text-properties officeooo:paragraph-rsid="000ae0bb"/>
    </style:style>
    <style:style style:name="P3" style:family="paragraph" style:parent-style-name="Standard">
      <style:text-properties officeooo:rsid="000bb50c" officeooo:paragraph-rsid="000bb50c"/>
    </style:style>
    <style:style style:name="P4" style:family="paragraph" style:parent-style-name="Standard">
      <style:text-properties officeooo:paragraph-rsid="000bb50c"/>
    </style:style>
    <style:style style:name="T1" style:family="text">
      <style:text-properties officeooo:rsid="000ae0bb"/>
    </style:style>
    <style:style style:name="T2" style:family="text">
      <style:text-properties fo:font-variant="normal" fo:text-transform="none" fo:color="#333333" loext:opacity="100%" style:font-name="Flama" fo:font-size="10.5pt" fo:letter-spacing="normal" fo:font-style="normal" fo:font-weight="normal" officeooo:rsid="000ae0bb"/>
    </style:style>
    <style:style style:name="T3" style:family="text">
      <style:text-properties fo:font-variant="normal" fo:text-transform="none" fo:color="#333333" loext:opacity="100%" style:font-name="Flama" fo:font-size="10.5pt" fo:letter-spacing="normal" fo:font-style="normal" fo:font-weight="normal" officeooo:rsid="000bb50c"/>
    </style:style>
    <style:style style:name="T4" style:family="text">
      <style:text-properties officeooo:rsid="000bb50c"/>
    </style:style>
    <style:style style:name="T5" style:family="text">
      <style:text-properties officeooo:rsid="0011fc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number</text:p>
      <text:p text:style-name="P1">description</text:p>
      <text:p text:style-name="P1">revision</text:p>
      <text:p text:style-name="P1">quantity</text:p>
      <text:p text:style-name="P1">manufacturing method</text:p>
      <text:p text:style-name="P1">material</text:p>
      <text:p text:style-name="P1">notes</text:p>
      <text:p text:style-name="P1"/>
      <text:p text:style-name="P3"><text:span text:style-name="T5">Onshape </text:span>190:</text:p>
      <text:p text:style-name="P2"><text:span text:style-name="T1"><text:tab/>API </text:span><text:span text:style-name="T4">K</text:span><text:span text:style-name="T1">ey: </text:span><text:span text:style-name="Strong_20_Emphasis"><text:span text:style-name="T2">yRdKtl15ro3N8A9ChtJAq6Nd</text:span></text:span></text:p>
      <text:p text:style-name="P2"><text:span text:style-name="Strong_20_Emphasis"><text:span text:style-name="T2"><text:tab/>Secret </text:span></text:span><text:span text:style-name="Strong_20_Emphasis"><text:span text:style-name="T3">K</text:span></text:span><text:span text:style-name="Strong_20_Emphasis"><text:span text:style-name="T2">ey: uV1e9CVNkDEvn5ViaQZHqODksAIcFVkNitLy0oBihzUXdtdt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lama" svg:font-family="Flama, 'Open Sans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4:38:07.362493602</meta:creation-date>
    <dc:date>2025-01-20T21:48:09.094015440</dc:date>
    <meta:editing-duration>PT2H7M3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7" meta:character-count="178" meta:non-whitespace-character-count="169"/>
  </office:meta>
</office:document-meta>
</file>